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1" style:family="table">
      <style:table-properties style:width="6.7042in" fo:margin-left="-0.0063in" table:align="left"/>
    </style:style>
    <style:style style:name="Tabel1.A" style:family="table-column">
      <style:table-column-properties style:column-width="1.1771in"/>
    </style:style>
    <style:style style:name="Tabel1.B" style:family="table-column">
      <style:table-column-properties style:column-width="2.125in"/>
    </style:style>
    <style:style style:name="Tabel1.C" style:family="table-column">
      <style:table-column-properties style:column-width="3.4021in"/>
    </style:style>
    <style:style style:name="Tabel1.A1" style:family="table-cell">
      <style:table-cell-properties fo:padding="0.0382in" fo:border-left="0.05pt solid #000000" fo:border-right="none" fo:border-top="0.05pt solid #000000" fo:border-bottom="0.05pt solid #000000"/>
    </style:style>
    <style:style style:name="Tabel1.C1" style:family="table-cell">
      <style:table-cell-properties fo:padding="0.0382in" fo:border="0.05pt solid #000000"/>
    </style:style>
    <style:style style:name="Tabel1.A2" style:family="table-cell">
      <style:table-cell-properties fo:padding="0.0382in" fo:border-left="0.05pt solid #000000" fo:border-right="none" fo:border-top="none" fo:border-bottom="0.05pt solid #000000"/>
    </style:style>
    <style:style style:name="Tabel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list-style-name="L1">
      <style:text-properties fo:language="en" fo:country="US"/>
    </style:style>
    <style:style style:name="P3" style:family="paragraph" style:parent-style-name="Heading_20_1">
      <style:text-properties fo:language="en" fo:country="US"/>
    </style:style>
    <style:style style:name="P4" style:family="paragraph" style:parent-style-name="Heading_20_2">
      <style:text-properties fo:language="en" fo:country="US"/>
    </style:style>
    <style:style style:name="P5" style:family="paragraph" style:parent-style-name="Heading_20_2">
      <style:paragraph-properties fo:break-before="page"/>
      <style:text-properties fo:language="en" fo:country="US"/>
    </style:style>
    <style:style style:name="P6" style:family="paragraph" style:parent-style-name="Heading_20_3">
      <style:text-properties fo:language="en" fo:country="US"/>
    </style:style>
    <style:style style:name="P7" style:family="paragraph" style:parent-style-name="Table_20_Contents">
      <style:text-properties fo:language="en" fo:country="US"/>
    </style:style>
    <style:style style:name="T1" style:family="text">
      <style:text-properties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Building EpiData (principles and howto):</text:h>
      <text:p text:style-name="P1"/>
      <text:p text:style-name="P1">In order to simplify the build process of all EpiData programs we have created a virtual machine (running Ubuntu 11.04) with a special setup, which in an autonomous way builds all reaquired libraries and program from just a single command.</text:p>
      <text:p text:style-name="P1">This greatly reduces the time spent creating new releases (stable and/or test versions) and in addition reduces the risk of error in the release process.</text:p>
      <text:h text:style-name="P4" text:outline-level="2">Priciples:</text:h>
      <text:p text:style-name="P1">To understand how the build process work I will descripe some of the factors involved for choosing the given setup. This is in no way meant to be the sole solution of how this can be done, but rather a description of a setup that should give us the least problems maintaining.</text:p>
      <text:h text:style-name="P6" text:outline-level="3">OS:</text:h>
      <text:p text:style-name="P1">This build system is running on a Ubuntu Linux installation within a virtual machine. The two main reasons for choosing this is</text:p>
      <text:list xml:id="list538162276" text:style-name="L1">
        <text:list-item>
          <text:p text:style-name="P2">Running within a VM makes moving/copying the build system to other PC's very easy. In addition it is possible to make snapshots of the installation in order to fallback to a previous know good point of the system.</text:p>
        </text:list-item>
        <text:list-item>
          <text:p text:style-name="P2">In order to create a setup with cross-compilation to all of our supported OS's and CPU's, the OS needed to be Ubuntu Linux 11.04 or later, since this is the only supported OS which had the support tools needed for cross-compiling to Mac (i386-darwin and powerpc-darwin).</text:p>
        </text:list-item>
      </text:list>
      <text:p text:style-name="Text_20_body"><text:span text:style-name="T1">The tools needed (as of 2) are the gnu-binutils and were added using the Ubuntu repository: </text:span><text:a xlink:type="simple" xlink:href="http://ppa.launchpad.net/flosoft/cross-apple/ubuntu"><text:span text:style-name="T1">http://ppa.launchpad.net/flosoft/cross-apple/ubuntu</text:span></text:a></text:p>
      <text:p text:style-name="P1"/>
      <text:h text:style-name="P6" text:outline-level="3">Setup:</text:h>
      <text:p text:style-name="P1">In addition to the two point mentioned above, this setup also allows for a tighter control of how the programs and libraries are built. This is especially useful for creating smaller executable files, which are also better optimized and linked smarter. </text:p>
      <text:p text:style-name="P1">The build process is setup such that it is possible to create to types of “installers”. For regular stable builds, a specialized install packages is created using the software IzPack (www.izpack.org). And for testing builds a zipped file containing the executable, a manual and a sample file is created.</text:p>
      <text:p text:style-name="P1">For stable build we use, as mentioned above, the install pack generator IzPack. It produces a java .jar package which is the actual installer. Although there exists a great number of different package format for the OS's we produce programs for (.deb/.rpm for linux, setup.exe for windows, .dmg/.pkg for Mac) we chose to use IzPack because we then only need to maintain a single type of installer as compared to at least 3 and possibly more.</text:p>
      <text:p text:style-name="P1"/>
      <text:h text:style-name="P6" text:outline-level="3"><text:soft-page-break/>Libraries and software:</text:h>
      <text:p text:style-name="P1">Here I present a list of needed libraries for compilation for compiling the EpiData programs.</text:p>
      <table:table table:name="Tabel1" table:style-name="Tabel1">
        <table:table-column table:style-name="Tabel1.A"/>
        <table:table-column table:style-name="Tabel1.B"/>
        <table:table-column table:style-name="Tabel1.C"/>
        <table:table-row>
          <table:table-cell table:style-name="Tabel1.A1" office:value-type="string">
            <text:p text:style-name="P7">Library name/Software:</text:p>
          </table:table-cell>
          <table:table-cell table:style-name="Tabel1.A1" office:value-type="string">
            <text:p text:style-name="P7">Location:</text:p>
          </table:table-cell>
          <table:table-cell table:style-name="Tabel1.C1" office:value-type="string">
            <text:p text:style-name="P7">Comments:</text:p>
          </table:table-cell>
        </table:table-row>
        <table:table-row>
          <table:table-cell table:style-name="Tabel1.A2" office:value-type="string">
            <text:p text:style-name="P7">DCPCrypt</text:p>
          </table:table-cell>
          <table:table-cell table:style-name="Tabel1.A2" office:value-type="string">
            <text:p text:style-name="P7">http://sourceforge.net/projects/lazarus-ccr/files/DCPcrypt/</text:p>
          </table:table-cell>
          <table:table-cell table:style-name="Tabel1.C2" office:value-type="string">
            <text:p text:style-name="P7">The en-/decryption library used for user access control. Library needed by CORE.</text:p>
          </table:table-cell>
        </table:table-row>
        <table:table-row>
          <table:table-cell table:style-name="Tabel1.A2" office:value-type="string">
            <text:p text:style-name="P7">LNet</text:p>
          </table:table-cell>
          <table:table-cell table:style-name="Tabel1.A2" office:value-type="string">
            <text:p text:style-name="P7">http://svn.freepascal.org/svn/fpcprojects/lnet</text:p>
          </table:table-cell>
          <table:table-cell table:style-name="Tabel1.C2" office:value-type="string">
            <text:p text:style-name="P7">A lightweight network communication library. Used by CORE for accessing version information.</text:p>
          </table:table-cell>
        </table:table-row>
        <table:table-row>
          <table:table-cell table:style-name="Tabel1.A2" office:value-type="string">
            <text:p text:style-name="P7">Lazarus</text:p>
          </table:table-cell>
          <table:table-cell table:style-name="Tabel1.A2" office:value-type="string">
            <text:p text:style-name="P7">http://www.lazarus.freepascal.org/</text:p>
          </table:table-cell>
          <table:table-cell table:style-name="Tabel1.C2" office:value-type="string">
            <text:p text:style-name="P7">The IDE used to develop the programs with. Include the LCL library needed by CORE and other programs.</text:p>
          </table:table-cell>
        </table:table-row>
        <table:table-row>
          <table:table-cell table:style-name="Tabel1.A2" office:value-type="string">
            <text:p text:style-name="P7">lclextensions</text:p>
          </table:table-cell>
          <table:table-cell table:style-name="Tabel1.A2" office:value-type="string">
            <text:p text:style-name="P7">http://code.google.com/p/luipack/downloads/list</text:p>
          </table:table-cell>
          <table:table-cell table:style-name="Tabel1.C2" office:value-type="string">
            <text:p text:style-name="P7">An library that extends the LCL with additional (mostly Windows specific) apis. Needed by Virtual TreeView.</text:p>
          </table:table-cell>
        </table:table-row>
        <table:table-row>
          <table:table-cell table:style-name="Tabel1.A2" office:value-type="string">
            <text:p text:style-name="P7">Virtual TreeView</text:p>
          </table:table-cell>
          <table:table-cell table:style-name="Tabel1.A2" office:value-type="string">
            <text:p text:style-name="P7">https://lazarus-ccr.svn.sourceforge.net/svnroot/lazarus-ccr/components/virtualtreeview-new/</text:p>
          </table:table-cell>
          <table:table-cell table:style-name="Tabel1.C2" office:value-type="string">
            <text:p text:style-name="P7">A treeview library that is used by Manager to display both grids and tree within the ValueLabel editor.</text:p>
          </table:table-cell>
        </table:table-row>
        <table:table-row>
          <table:table-cell table:style-name="Tabel1.A2" office:value-type="string">
            <text:p text:style-name="P7">THtmlPort</text:p>
          </table:table-cell>
          <table:table-cell table:style-name="Tabel1.A2" office:value-type="string">
            <text:p text:style-name="P7">https://lazarus-ccr.svn.sourceforge.net/svnroot/lazarus-ccr/components/thtmlport</text:p>
          </table:table-cell>
          <table:table-cell table:style-name="Tabel1.C2" office:value-type="string">
            <text:p text:style-name="P7">A HTML viewer ported from windows. Used by Manager to display various reports.</text:p>
          </table:table-cell>
        </table:table-row>
      </table:table>
      <text:p text:style-name="P1"/>
      <text:h text:style-name="P5" text:outline-level="2">How to use and update the build scripts:</text:h>
      <text:p text:style-name="P1">As explained in the above one of the major reasons for creating this setup is to simplify the build process. I have tried to achieve this by creating a hierachy of scripts, with resource files to adjust behaviour based on OS, CPU, etc.</text:p>
      <text:p text:style-name="P1">This has almost succeeded, since the entire build process is now boils down to launching the script “~/EpiDataBuild/completebuild.sh”. However before doing so a number of things need to be ensured first.</text:p>
      <text:h text:style-name="P6" text:outline-level="3">Updates:</text:h>
      <text:p text:style-name="P1">Since most of the libraries and programs are exports from subversion repositories it may be needed that these libraries are updated. However, be aware that this is tested as this could break some compatabilities if working on trunk versions.</text:p>
      <text:p text:style-name="P1">It should always be safe to update the EpiData repositories – since these are our own and should be in sync with each other.</text:p>
      <text:p text:style-name="P1">As of this writing, there are no automatic update done during the build process. This is due to the reasons mentioned above, but if all repositories at some point move to stable versions, this could be included in the build scripts as well.</text:p>
      <text:p text:style-name="P1">Those libraries that are not part of a repository, should ideally be checked for updates – but normally this is not needed as we often use only minor parts of the libraries.</text:p>
      <text:p text:style-name="P1"/>
      <text:h text:style-name="P6" text:outline-level="3">Maintenance:</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Christiansen</meta:initial-creator>
    <meta:creation-date>2011-10-31T10:08:02</meta:creation-date>
    <dc:date>2011-10-31T15:14:38</dc:date>
    <dc:creator>Torsten Christiansen</dc:creator>
    <meta:editing-duration>PT3H51M50S</meta:editing-duration>
    <meta:editing-cycles>11</meta:editing-cycles>
    <meta:generator>LibreOffice/3.4$Unix LibreOffice_project/340m1$Build-302</meta:generator>
    <meta:document-statistic meta:table-count="1" meta:image-count="0" meta:object-count="0" meta:page-count="3" meta:paragraph-count="46" meta:word-count="762" meta:character-count="4888" meta:non-whitespace-character-count="4173"/>
  </office:meta>
</office:document-meta>
</file>